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f0c5" officeooo:paragraph-rsid="001ef0c5"/>
    </style:style>
    <style:style style:name="P2" style:family="paragraph" style:parent-style-name="Text_20_body">
      <style:text-properties officeooo:rsid="001ef0c5" officeooo:paragraph-rsid="001ef0c5"/>
    </style:style>
    <style:style style:name="P3" style:family="paragraph" style:parent-style-name="Standard">
      <style:text-properties officeooo:paragraph-rsid="001ef0c5"/>
    </style:style>
    <style:style style:name="P4" style:family="paragraph" style:parent-style-name="Text_20_body">
      <style:text-properties officeooo:paragraph-rsid="001ef0c5"/>
    </style:style>
    <style:style style:name="P5" style:family="paragraph" style:parent-style-name="Standard">
      <style:paragraph-properties fo:text-align="center" style:justify-single-word="false"/>
      <style:text-properties fo:font-size="20pt" officeooo:rsid="00205cfe" officeooo:paragraph-rsid="00205cfe" style:font-size-asian="20pt" style:font-size-complex="20pt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text-properties officeooo:rsid="002024ea" officeooo:paragraph-rsid="002024ea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205cfe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26329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2024e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205cfe"/>
    </style:style>
    <style:style style:name="P13" style:family="paragraph" style:parent-style-name="Text_20_body">
      <style:text-properties officeooo:rsid="00205cfe" officeooo:paragraph-rsid="00205cfe"/>
    </style:style>
    <style:style style:name="P14" style:family="paragraph" style:parent-style-name="Text_20_body">
      <style:text-properties officeooo:rsid="00223d65" officeooo:paragraph-rsid="00223d65"/>
    </style:style>
    <style:style style:name="P15" style:family="paragraph" style:parent-style-name="Text_20_body">
      <style:text-properties officeooo:paragraph-rsid="0023a9aa"/>
    </style:style>
    <style:style style:name="P16" style:family="paragraph" style:parent-style-name="Text_20_body">
      <style:text-properties officeooo:rsid="002502a6" officeooo:paragraph-rsid="002502a6"/>
    </style:style>
    <style:style style:name="P17" style:family="paragraph" style:parent-style-name="Text_20_body">
      <style:text-properties officeooo:rsid="00256222" officeooo:paragraph-rsid="00256222"/>
    </style:style>
    <style:style style:name="P18" style:family="paragraph" style:parent-style-name="Text_20_body">
      <style:text-properties officeooo:rsid="0024ed46" officeooo:paragraph-rsid="0024ed46"/>
    </style:style>
    <style:style style:name="P19" style:family="paragraph" style:parent-style-name="Text_20_body">
      <style:text-properties officeooo:rsid="0024d98a" officeooo:paragraph-rsid="002024ea"/>
    </style:style>
    <style:style style:name="P20" style:family="paragraph" style:parent-style-name="Text_20_body">
      <style:text-properties officeooo:rsid="002ecf19" officeooo:paragraph-rsid="002ecf19"/>
    </style:style>
    <style:style style:name="P21" style:family="paragraph" style:parent-style-name="Text_20_body">
      <style:text-properties officeooo:paragraph-rsid="002ecf19"/>
    </style:style>
    <style:style style:name="T1" style:family="text">
      <style:text-properties officeooo:rsid="001ef0c5"/>
    </style:style>
    <style:style style:name="T2" style:family="text">
      <style:text-properties fo:font-weight="bold" officeooo:rsid="00256222" style:font-weight-asian="bold" style:font-weight-complex="bold"/>
    </style:style>
    <style:style style:name="T3" style:family="text">
      <style:text-properties fo:color="#000000" loext:opacity="100%" style:text-underline-style="none" officeooo:rsid="001ef0c5"/>
    </style:style>
    <style:style style:name="T4" style:family="text">
      <style:text-properties fo:color="#000000" loext:opacity="100%" style:text-underline-style="none" officeooo:rsid="0024d98a"/>
    </style:style>
    <style:style style:name="T5" style:family="text">
      <style:text-properties fo:color="#000000" loext:opacity="100%" style:text-underline-style="wave" style:text-underline-width="auto" style:text-underline-color="font-color" officeooo:rsid="001ef0c5"/>
    </style:style>
    <style:style style:name="T6" style:family="text">
      <style:text-properties officeooo:rsid="002024ea"/>
    </style:style>
    <style:style style:name="T7" style:family="text">
      <style:text-properties officeooo:rsid="00205cf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a9aa" style:font-weight-asian="normal" style:font-weight-complex="normal"/>
    </style:style>
    <style:style style:name="T10" style:family="text">
      <style:text-properties fo:font-weight="normal" officeooo:rsid="002ecf19" style:font-weight-asian="normal" style:font-weight-complex="normal"/>
    </style:style>
    <style:style style:name="T11" style:family="text">
      <style:text-properties officeooo:rsid="0023a9aa"/>
    </style:style>
    <style:style style:name="T12" style:family="text">
      <style:text-properties officeooo:rsid="0024d98a"/>
    </style:style>
    <style:style style:name="T13" style:family="text">
      <style:text-properties officeooo:rsid="002502a6"/>
    </style:style>
    <style:style style:name="T14" style:family="text">
      <style:text-properties officeooo:rsid="00256222"/>
    </style:style>
    <style:style style:name="T15" style:family="text">
      <style:text-properties officeooo:rsid="00263299"/>
    </style:style>
    <style:style style:name="T16" style:family="text">
      <style:text-properties officeooo:rsid="0029c4d8"/>
    </style:style>
    <style:style style:name="T17" style:family="text">
      <style:text-properties officeooo:rsid="0029f006"/>
    </style:style>
    <style:style style:name="T18" style:family="text">
      <style:text-properties officeooo:rsid="002c1a9d"/>
    </style:style>
    <style:style style:name="T19" style:family="text">
      <style:text-properties officeooo:rsid="002d850f"/>
    </style:style>
    <style:style style:name="T20" style:family="text">
      <style:text-properties officeooo:rsid="002db49a"/>
    </style:style>
    <style:style style:name="T21" style:family="text">
      <style:text-properties officeooo:rsid="002ecf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does music affect the brain and change our mood</text:p>
      <text:p text:style-name="P1"/>
      <text:p text:style-name="P1">1.Introduction</text:p>
      <text:p text:style-name="P3"><text:span text:style-name="T1">Music is the arrangemen</text:span><text:span text:style-name="T3">t of sound to create some combination of form, harmony, melody, rhythm, or otherwise </text:span><text:span text:style-name="T4">e</text:span><text:span text:style-name="T3">xpressive conten</text:span><text:span text:style-name="T5">t</text:span><text:span text:style-name="T3">. </text:span><text:span text:style-name="T1">Music is something we all experience daily, whether we’re actively listening or just hearing it in the background. But it’s more than just entertainment—it directly affects our brain and emotions. </text:span>Today, I’ll <text:span text:style-name="T15">e</text:span>xplain how music interacts with the brain <text:span text:style-name="T1">and </text:span>influences <text:span text:style-name="T1">our </text:span>mood.</text:p>
      <text:p text:style-name="Text_20_body"/>
      <text:p text:style-name="Text_20_body">-- <text:span text:style-name="T20">Effect on </text:span><text:span text:style-name="T11">Brain </text:span></text:p>
      <text:p text:style-name="P2">2.How does it work?</text:p>
      <text:p text:style-name="P2">Why does music have such a strong effect on us? It’s all about how our brain processes sound.</text:p>
      <text:p text:style-name="P19">Sound waves enter the <text:span text:style-name="Strong_20_Emphasis">ear canal</text:span>, where they cause the <text:span text:style-name="Strong_20_Emphasis">eardrum</text:span> to vibrate. These vibrations pass through tiny bones in the middle ear and reach the <text:span text:style-name="Strong_20_Emphasis">cochlea. </text:span>Inside the cochlea, tiny hair cells convert the vibrations into electrical signals, which travel through the <text:span text:style-name="Strong_20_Emphasis">auditory nerve</text:span> to the <text:span text:style-name="T16">auditory cortex.</text:span></text:p>
      <text:p text:style-name="P12">The <text:span text:style-name="Strong_20_Emphasis">auditory cortex</text:span> <text:span text:style-name="T6">process</text:span><text:span text:style-name="T7">es</text:span><text:span text:style-name="T6"> sound, </text:span>handles pitch, rhythm, and melody. <text:span text:style-name="T6">(image)</text:span></text:p>
      <text:p text:style-name="P11">The <text:span text:style-name="Strong_20_Emphasis">limbic system</text:span> controls emotions, which is why music makes us feel things deeply – <text:span text:style-name="T20">happiness, sadness, disgust</text:span>. <text:span text:style-name="T6">(image)</text:span></text:p>
      <text:p text:style-name="Text_20_body">The <text:span text:style-name="Strong_20_Emphasis">hippocampus</text:span> links music to memories—ever heard a song from years ago and instantly remembered a moment? <text:span text:style-name="T19">Also the hippocampus is involved in remembering patterns, melodies and structures when learning new music.</text:span> <text:s/><text:span text:style-name="T6">(image)</text:span></text:p>
      <text:p text:style-name="P13">The sound also travels <text:span text:style-name="T18">to every part of the brain for further processing of the sound.</text:span></text:p>
      <text:p text:style-name="P7">(must show image of the brain parts)</text:p>
      <text:p text:style-name="Text_20_body">Beyond brain activity, music triggers <text:span text:style-name="Strong_20_Emphasis">dopamine</text:span> (<text:span text:style-name="T12">for </text:span>pleasure), <text:span text:style-name="Strong_20_Emphasis">serotonin</text:span> (<text:span text:style-name="T12">for </text:span>mood regulation), and <text:span text:style-name="Strong_20_Emphasis">endorphins</text:span> (<text:span text:style-name="T12">for </text:span>natural pain relief). That’s why music can make us feel happy, calm, or even energized.</text:p>
      <text:p text:style-name="P21"><text:span text:style-name="T21">Dopamine - </text:span>It's released when we experience something pleasurable or rewarding</text:p>
      <text:p text:style-name="P21"><text:span text:style-name="T21">Serotonin - </text:span>Listening to <text:span text:style-name="T21">calming</text:span> music can increase serotonin levels in the brain, helping to reduce stress <text:span text:style-name="T21">and</text:span> anxiety.</text:p>
      <text:p text:style-name="P2"/>
      <text:p text:style-name="P2">-- <text:span text:style-name="T20">Effect on </text:span><text:span text:style-name="T11">Mood <text:tab/></text:span></text:p>
      <text:p text:style-name="P2">3. How does music affect the mood?</text:p>
      <text:p text:style-name="P4">Different types of music can influence our mood in different ways:</text:p>
      <text:p text:style-name="P8"><text:span text:style-name="Strong_20_Emphasis">Upbeat music</text:span> can boost your mood by increasing dopamine. </text:p>
      <text:p text:style-name="P8"><text:span text:style-name="Strong_20_Emphasis">Sad, </text:span><text:span text:style-name="Strong_20_Emphasis"><text:span text:style-name="T15">J</text:span></text:span><text:span text:style-name="Strong_20_Emphasis"><text:span text:style-name="T11">azz</text:span></text:span><text:span text:style-name="Strong_20_Emphasis"> music</text:span> helps us process emotions, making us feel understood, <text:span text:style-name="T11">expressing emotions</text:span>. </text:p>
      <text:p text:style-name="P9"><text:span text:style-name="Strong_20_Emphasis"><text:span text:style-name="T12">EDM, Metal</text:span></text:span><text:span text:style-name="Strong_20_Emphasis"> music</text:span> boosts adrenaline and makes us feel more energized - workouts.</text:p>
      <text:p text:style-name="P10"><text:span text:style-name="Strong_20_Emphasis"><text:span text:style-name="T12">Slow, calming, ambien</text:span></text:span><text:span text:style-name="Strong_20_Emphasis"><text:span text:style-name="T15">t</text:span></text:span><text:span text:style-name="Strong_20_Emphasis"><text:span text:style-name="T12"> music</text:span></text:span><text:span text:style-name="Strong_20_Emphasis"><text:span text:style-name="T15"> </text:span></text:span>helps lower stress by reducing cortisol. </text:p>
      <text:p text:style-name="P18"><text:soft-page-break/>Again, music affects everyone differently.</text:p>
      <text:p text:style-name="P15"><text:span text:style-name="T11">Music </text:span><text:span text:style-name="T12">also changes our mood in the film making and video games with soundtracks that accompany a scene from the movie/game. For example usually a fight scene accompanied by intense music that ramps up excitement or a slow, ominous melody for a plot reveal in a mystery film.</text:span></text:p>
      <text:p text:style-name="P2"/>
      <text:p text:style-name="P2">04. Productivity</text:p>
      <text:p text:style-name="P4">Many of us listen to music while studying, working, or exercising. But does it help productivity? It depends on the type of music.</text:p>
      <text:p text:style-name="P6"><text:span text:style-name="Strong_20_Emphasis">Classical or instrumental music</text:span> helps you focus. </text:p>
      <text:p text:style-name="P6"><text:span text:style-name="Strong_20_Emphasis">Lo-fi </text:span><text:span text:style-name="Strong_20_Emphasis"><text:span text:style-name="T13">(low-fidelity),</text:span></text:span><text:span text:style-name="Strong_20_Emphasis"> ambient music</text:span> <text:span text:style-name="T2">or noise music</text:span><text:span text:style-name="T14"> </text:span>creates a relaxed work environment. </text:p>
      <text:p text:style-name="Text_20_body"><text:span text:style-name="Strong_20_Emphasis">Fast-paced music</text:span> boosts energy and motivation. </text:p>
      <text:p text:style-name="P16">Low-fidelity <text:span text:style-name="T14">music </text:span>– style of music that embraces imperfections, such as background noise, static or distortion. Features beats, rhythms and melodies to create calm atmosphere.</text:p>
      <text:p text:style-name="P16">Ambient <text:span text:style-name="T14">music </text:span>– genre that focuses on creating a mood or a feeling. Features atmospheric textures, natural noises (wind, rivers, rain, birdsong), blending these elements to create a calming experience.</text:p>
      <text:p text:style-name="P17">Noise music – The noise music is like a<text:span text:style-name="T17">n</text:span> isolation from other sounds, where the only thing we hear is the noise itself. White noise is like a static sound on a TV or a radio, or like a strong wind. The brown noise – deeper, rumbling version of white noise, like a waterfall </text:p>
      <text:p text:style-name="Text_20_body"/>
      <text:p text:style-name="P20">Thanks for watching!</text:p>
      <text:p text:style-name="Text_20_body"/>
      <text:p text:style-name="P21"><text:span text:style-name="Strong_20_Emphasis"><text:span text:style-name="T10">THE END</text:span></text:span></text:p>
      <text:p text:style-name="Text_20_body"><text:span text:style-name="Strong_20_Emphasis"><text:span text:style-name="T9"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9:03:10.647929700</meta:creation-date>
    <dc:date>2025-03-11T13:12:48.301762429</dc:date>
    <meta:editing-duration>PT1H25M2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575" meta:character-count="3589" meta:non-whitespace-character-count="3034"/>
  </office:meta>
</office:document-meta>
</file>